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Expositor</text:p>
          </table:table-cell>
          <table:table-cell table:style-name="ce2" office:value-type="string" calcext:value-type="string">
            <text:p>Posicao</text:p>
          </table:table-cell>
          <table:table-cell table:style-name="ce3" office:value-type="string" calcext:value-type="string">
            <text:p>Unidade</text:p>
          </table:table-cell>
          <table:table-cell table:style-name="ce3" office:value-type="string" calcext:value-type="string">
            <text:p>Referencia</text:p>
          </table:table-cell>
          <table:table-cell table:style-name="ce3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2" office:value-type="float" office:value="1062425" calcext:value-type="float">
            <text:p>10624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0443" calcext:value-type="float">
            <text:p>111044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4939" calcext:value-type="float">
            <text:p>108493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tro Quadrado</text:p>
          </table:table-cell>
          <table:table-cell table:style-name="ce4" office:value-type="string" calcext:value-type="string">
            <text:p>Coliseu Be Po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4834" calcext:value-type="float">
            <text:p>10948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586" calcext:value-type="float">
            <text:p>10625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075" calcext:value-type="float">
            <text:p>11160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2512" calcext:value-type="float">
            <text:p>10825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3657" calcext:value-type="float">
            <text:p>10836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3215" calcext:value-type="float">
            <text:p>10632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6729" calcext:value-type="float">
            <text:p>11167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716" calcext:value-type="float">
            <text:p>10627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151" calcext:value-type="float">
            <text:p>10621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157" calcext:value-type="float">
            <text:p>10621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4018" calcext:value-type="float">
            <text:p>1064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2181" calcext:value-type="float">
            <text:p>10621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812" calcext:value-type="float">
            <text:p>11058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67701" calcext:value-type="float">
            <text:p>10677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3977" calcext:value-type="float">
            <text:p>10939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3778" calcext:value-type="float">
            <text:p>10837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etro Quadrado</text:p>
          </table:table-cell>
          <table:table-cell table:style-name="ce5" office:value-type="string" calcext:value-type="string">
            <text:p>Audaz Dgr Na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112" calcext:value-type="float">
            <text:p>10781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722" calcext:value-type="float">
            <text:p>10787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7475" calcext:value-type="float">
            <text:p>10774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3008" calcext:value-type="float">
            <text:p>10730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5511" calcext:value-type="float">
            <text:p>11055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85893" calcext:value-type="float">
            <text:p>108589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13999" calcext:value-type="float">
            <text:p>1113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9164" calcext:value-type="float">
            <text:p>11091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94740" calcext:value-type="float">
            <text:p>10947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078261" calcext:value-type="float">
            <text:p>10782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etro Quadrado</text:p>
          </table:table-cell>
          <table:table-cell table:style-name="ce5" office:value-type="string" calcext:value-type="string">
            <text:p>Munich Dgr Na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4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22:25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4T14:27:16.227000000</dc:date>
    <meta:editing-duration>PT5M20S</meta:editing-duration>
    <meta:editing-cycles>3</meta:editing-cycles>
    <meta:document-statistic meta:table-count="1" meta:cell-count="166" meta:object-count="0"/>
  </office:meta>
</office:document-meta>
</file>